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378in" svg:x="9.4594in" svg:y="0.924in">
            <draw:object draw:notify-on-update-of-ranges="Sheet1.A11:Sheet1.A31 Sheet1.E11:Sheet1.E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 table:number-rows-repeated="6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divisor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formula="of:=1/[.C7]" office:value-type="float" office:value="0.166666666666667" calcext:value-type="float">
            <text:p>0.1666666667</text:p>
          </table:table-cell>
          <table:table-cell table:formula="of:=DEC2HEX(32767*[.E7])" office:value-type="string" office:string-value="1555" calcext:value-type="string">
            <text:p>1555</text:p>
          </table:table-cell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s float</text:p>
          </table:table-cell>
          <table:table-cell office:value-type="string" calcext:value-type="string">
            <text:p>As 16-bit int</text:p>
          </table:table-cell>
          <table:table-cell table:number-columns-repeated="2"/>
          <table:table-cell table:style-name="Default" office:value-type="string" calcext:value-type="string">
            <text:p>squares</text:p>
          </table:table-cell>
          <table:table-cell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[.A11] * 32767" office:value-type="float" office:value="32767" calcext:value-type="float">
            <text:p>32767</text:p>
          </table:table-cell>
          <table:table-cell table:formula="of:=DEC2HEX([.B11];4)" office:value-type="string" office:string-value="7FFF" calcext:value-type="string">
            <text:p>7FFF</text:p>
          </table:table-cell>
          <table:table-cell/>
          <table:table-cell table:formula="of:=[.A11]-(([.A11]*[.A11]*[.A11])/[.$C$7])" office:value-type="float" office:value="0.833333333333333" calcext:value-type="float">
            <text:p>0.8333</text:p>
          </table:table-cell>
          <table:table-cell table:formula="of:=[.E11] * 3/2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12] * 32767" office:value-type="float" office:value="29490.3" calcext:value-type="float">
            <text:p>29490.3</text:p>
          </table:table-cell>
          <table:table-cell table:formula="of:=DEC2HEX([.B12];4)" office:value-type="string" office:string-value="7332" calcext:value-type="string">
            <text:p>7332</text:p>
          </table:table-cell>
          <table:table-cell/>
          <table:table-cell table:formula="of:=[.A12]-(([.A12]*[.A12]*[.A12])/[.$C$7])" office:value-type="float" office:value="0.7785" calcext:value-type="float">
            <text:p>0.778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13] * 32767" office:value-type="float" office:value="26213.6" calcext:value-type="float">
            <text:p>26213.6</text:p>
          </table:table-cell>
          <table:table-cell table:formula="of:=DEC2HEX([.B13];4)" office:value-type="string" office:string-value="6665" calcext:value-type="string">
            <text:p>6665</text:p>
          </table:table-cell>
          <table:table-cell/>
          <table:table-cell table:formula="of:=[.A13]-(([.A13]*[.A13]*[.A13])/[.$C$7])" office:value-type="float" office:value="0.714666666666667" calcext:value-type="float">
            <text:p>0.714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14] * 32767" office:value-type="float" office:value="22936.9" calcext:value-type="float">
            <text:p>22936.9</text:p>
          </table:table-cell>
          <table:table-cell table:formula="of:=DEC2HEX([.B14];4)" office:value-type="string" office:string-value="5998" calcext:value-type="string">
            <text:p>5998</text:p>
          </table:table-cell>
          <table:table-cell/>
          <table:table-cell table:formula="of:=[.A14]-(([.A14]*[.A14]*[.A14])/[.$C$7])" office:value-type="float" office:value="0.642833333333333" calcext:value-type="float">
            <text:p>0.642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15] * 32767" office:value-type="float" office:value="19660.2" calcext:value-type="float">
            <text:p>19660.2</text:p>
          </table:table-cell>
          <table:table-cell table:formula="of:=DEC2HEX([.B15];4)" office:value-type="string" office:string-value="4CCC" calcext:value-type="string">
            <text:p>4CCC</text:p>
          </table:table-cell>
          <table:table-cell/>
          <table:table-cell table:formula="of:=[.A15]-(([.A15]*[.A15]*[.A15])/[.$C$7])" office:value-type="float" office:value="0.564" calcext:value-type="float">
            <text:p>0.564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16] * 32767" office:value-type="float" office:value="16383.5" calcext:value-type="float">
            <text:p>16383.5</text:p>
          </table:table-cell>
          <table:table-cell table:formula="of:=DEC2HEX([.B16];4)" office:value-type="string" office:string-value="3FFF" calcext:value-type="string">
            <text:p>3FFF</text:p>
          </table:table-cell>
          <table:table-cell/>
          <table:table-cell table:formula="of:=[.A16]-(([.A16]*[.A16]*[.A16])/[.$C$7])" office:value-type="float" office:value="0.479166666666667" calcext:value-type="float">
            <text:p>0.4792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17] * 32767" office:value-type="float" office:value="13106.8" calcext:value-type="float">
            <text:p>13106.8</text:p>
          </table:table-cell>
          <table:table-cell table:formula="of:=DEC2HEX([.B17];4)" office:value-type="string" office:string-value="3332" calcext:value-type="string">
            <text:p>3332</text:p>
          </table:table-cell>
          <table:table-cell/>
          <table:table-cell table:formula="of:=[.A17]-(([.A17]*[.A17]*[.A17])/[.$C$7])" office:value-type="float" office:value="0.389333333333333" calcext:value-type="float">
            <text:p>0.3893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18] * 32767" office:value-type="float" office:value="9830.1" calcext:value-type="float">
            <text:p>9830.1</text:p>
          </table:table-cell>
          <table:table-cell table:formula="of:=DEC2HEX([.B18];4)" office:value-type="string" office:string-value="2666" calcext:value-type="string">
            <text:p>2666</text:p>
          </table:table-cell>
          <table:table-cell/>
          <table:table-cell table:formula="of:=[.A18]-(([.A18]*[.A18]*[.A18])/[.$C$7])" office:value-type="float" office:value="0.2955" calcext:value-type="float">
            <text:p>0.2955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19] * 32767" office:value-type="float" office:value="6553.4" calcext:value-type="float">
            <text:p>6553.4</text:p>
          </table:table-cell>
          <table:table-cell table:formula="of:=DEC2HEX([.B19];4)" office:value-type="string" office:string-value="1999" calcext:value-type="string">
            <text:p>1999</text:p>
          </table:table-cell>
          <table:table-cell/>
          <table:table-cell table:formula="of:=[.A19]-(([.A19]*[.A19]*[.A19])/[.$C$7])" office:value-type="float" office:value="0.198666666666667" calcext:value-type="float">
            <text:p>0.1987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20] * 32767" office:value-type="float" office:value="3276.7" calcext:value-type="float">
            <text:p>3276.7</text:p>
          </table:table-cell>
          <table:table-cell table:formula="of:=DEC2HEX([.B20];4)" office:value-type="string" office:string-value="0CCC" calcext:value-type="string">
            <text:p>0CCC</text:p>
          </table:table-cell>
          <table:table-cell/>
          <table:table-cell table:formula="of:=[.A20]-(([.A20]*[.A20]*[.A20])/[.$C$7])" office:value-type="float" office:value="0.0998333333333333" calcext:value-type="float">
            <text:p>0.0998</text:p>
          </table:table-cell>
          <table:table-cell/>
        </table:table-row>
        <table:table-row table:style-name="ro1">
          <table:table-cell office:value-type="float" office:value="2.22044604925031E-016" calcext:value-type="float">
            <text:p>0.0</text:p>
          </table:table-cell>
          <table:table-cell table:formula="of:=[.A21] * 32767" office:value-type="float" office:value="0.00000000000727573556957849" calcext:value-type="float">
            <text:p>7.27573556957849E-012</text:p>
          </table:table-cell>
          <table:table-cell table:formula="of:=DEC2HEX([.B21];4)" office:value-type="string" office:string-value="0000" calcext:value-type="string">
            <text:p>0000</text:p>
          </table:table-cell>
          <table:table-cell/>
          <table:table-cell table:formula="of:=[.A21]-(([.A21]*[.A21]*[.A21])/[.$C$7])" office:value-type="float" office:value="2.22044604925031E-016" calcext:value-type="float">
            <text:p>0.0000</text:p>
          </table:table-cell>
          <table:table-cell/>
        </table:table-row>
        <table:table-row table:style-name="ro1">
          <table:table-cell office:value-type="float" office:value="-0.0999999999999996" calcext:value-type="float">
            <text:p>-0.1</text:p>
          </table:table-cell>
          <table:table-cell table:formula="of:=[.A22] * 32767" office:value-type="float" office:value="-3276.69999999999" calcext:value-type="float">
            <text:p>-3276.7</text:p>
          </table:table-cell>
          <table:table-cell table:formula="of:=DEC2HEX([.B22];4)" office:value-type="string" office:string-value="FFFFFFF333" calcext:value-type="string">
            <text:p>FFFFFFF333</text:p>
          </table:table-cell>
          <table:table-cell/>
          <table:table-cell table:formula="of:=[.A22]-(([.A22]*[.A22]*[.A22])/[.$C$7])" office:value-type="float" office:value="-0.0998333333333329" calcext:value-type="float">
            <text:p>-0.0998</text:p>
          </table:table-cell>
          <table:table-cell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[.A23] * 32767" office:value-type="float" office:value="-6553.4" calcext:value-type="float">
            <text:p>-6553.4</text:p>
          </table:table-cell>
          <table:table-cell table:formula="of:=DEC2HEX([.B23];4)" office:value-type="string" office:string-value="FFFFFFE666" calcext:value-type="string">
            <text:p>FFFFFFE666</text:p>
          </table:table-cell>
          <table:table-cell/>
          <table:table-cell table:formula="of:=[.A23]-(([.A23]*[.A23]*[.A23])/[.$C$7])" office:value-type="float" office:value="-0.198666666666667" calcext:value-type="float">
            <text:p>-0.1987</text:p>
          </table:table-cell>
          <table:table-cell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[.A24] * 32767" office:value-type="float" office:value="-9830.1" calcext:value-type="float">
            <text:p>-9830.1</text:p>
          </table:table-cell>
          <table:table-cell table:formula="of:=DEC2HEX([.B24];4)" office:value-type="string" office:string-value="FFFFFFD999" calcext:value-type="string">
            <text:p>FFFFFFD999</text:p>
          </table:table-cell>
          <table:table-cell/>
          <table:table-cell table:formula="of:=[.A24]-(([.A24]*[.A24]*[.A24])/[.$C$7])" office:value-type="float" office:value="-0.2955" calcext:value-type="float">
            <text:p>-0.2955</text:p>
          </table:table-cell>
          <table:table-cell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[.A25] * 32767" office:value-type="float" office:value="-13106.8" calcext:value-type="float">
            <text:p>-13106.8</text:p>
          </table:table-cell>
          <table:table-cell table:formula="of:=DEC2HEX([.B25];4)" office:value-type="string" office:string-value="FFFFFFCCCD" calcext:value-type="string">
            <text:p>FFFFFFCCCD</text:p>
          </table:table-cell>
          <table:table-cell/>
          <table:table-cell table:formula="of:=[.A25]-(([.A25]*[.A25]*[.A25])/[.$C$7])" office:value-type="float" office:value="-0.389333333333333" calcext:value-type="float">
            <text:p>-0.3893</text:p>
          </table:table-cell>
          <table:table-cell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[.A26] * 32767" office:value-type="float" office:value="-16383.5" calcext:value-type="float">
            <text:p>-16383.5</text:p>
          </table:table-cell>
          <table:table-cell table:formula="of:=DEC2HEX([.B26];4)" office:value-type="string" office:string-value="FFFFFFC000" calcext:value-type="string">
            <text:p>FFFFFFC000</text:p>
          </table:table-cell>
          <table:table-cell/>
          <table:table-cell table:formula="of:=[.A26]-(([.A26]*[.A26]*[.A26])/[.$C$7])" office:value-type="float" office:value="-0.479166666666667" calcext:value-type="float">
            <text:p>-0.4792</text:p>
          </table:table-cell>
          <table:table-cell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[.A27] * 32767" office:value-type="float" office:value="-19660.2" calcext:value-type="float">
            <text:p>-19660.2</text:p>
          </table:table-cell>
          <table:table-cell table:formula="of:=DEC2HEX([.B27];4)" office:value-type="string" office:string-value="FFFFFFB333" calcext:value-type="string">
            <text:p>FFFFFFB333</text:p>
          </table:table-cell>
          <table:table-cell/>
          <table:table-cell table:formula="of:=[.A27]-(([.A27]*[.A27]*[.A27])/[.$C$7])" office:value-type="float" office:value="-0.564" calcext:value-type="float">
            <text:p>-0.5640</text:p>
          </table:table-cell>
          <table:table-cell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[.A28] * 32767" office:value-type="float" office:value="-22936.9" calcext:value-type="float">
            <text:p>-22936.9</text:p>
          </table:table-cell>
          <table:table-cell table:formula="of:=DEC2HEX([.B28];4)" office:value-type="string" office:string-value="FFFFFFA667" calcext:value-type="string">
            <text:p>FFFFFFA667</text:p>
          </table:table-cell>
          <table:table-cell/>
          <table:table-cell table:formula="of:=[.A28]-(([.A28]*[.A28]*[.A28])/[.$C$7])" office:value-type="float" office:value="-0.642833333333333" calcext:value-type="float">
            <text:p>-0.6428</text:p>
          </table:table-cell>
          <table:table-cell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[.A29] * 32767" office:value-type="float" office:value="-26213.6" calcext:value-type="float">
            <text:p>-26213.6</text:p>
          </table:table-cell>
          <table:table-cell table:formula="of:=DEC2HEX([.B29];4)" office:value-type="string" office:string-value="FFFFFF999A" calcext:value-type="string">
            <text:p>FFFFFF999A</text:p>
          </table:table-cell>
          <table:table-cell/>
          <table:table-cell table:formula="of:=[.A29]-(([.A29]*[.A29]*[.A29])/[.$C$7])" office:value-type="float" office:value="-0.714666666666667" calcext:value-type="float">
            <text:p>-0.7147</text:p>
          </table:table-cell>
          <table:table-cell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[.A30] * 32767" office:value-type="float" office:value="-29490.3" calcext:value-type="float">
            <text:p>-29490.3</text:p>
          </table:table-cell>
          <table:table-cell table:formula="of:=DEC2HEX([.B30];4)" office:value-type="string" office:string-value="FFFFFF8CCD" calcext:value-type="string">
            <text:p>FFFFFF8CCD</text:p>
          </table:table-cell>
          <table:table-cell/>
          <table:table-cell table:formula="of:=[.A30]-(([.A30]*[.A30]*[.A30])/[.$C$7])" office:value-type="float" office:value="-0.7785" calcext:value-type="float">
            <text:p>-0.7785</text:p>
          </table:table-cell>
          <table:table-cell/>
        </table:table-row>
        <table:table-row table:style-name="ro1">
          <table:table-cell office:value-type="float" office:value="-1" calcext:value-type="float">
            <text:p>-1.0</text:p>
          </table:table-cell>
          <table:table-cell table:formula="of:=[.A31] * 32767" office:value-type="float" office:value="-32767" calcext:value-type="float">
            <text:p>-32767</text:p>
          </table:table-cell>
          <table:table-cell table:formula="of:=DEC2HEX([.B31];4)" office:value-type="string" office:string-value="FFFFFF8001" calcext:value-type="string">
            <text:p>FFFFFF8001</text:p>
          </table:table-cell>
          <table:table-cell/>
          <table:table-cell table:formula="of:=[.A31]-(([.A31]*[.A31]*[.A31])/[.$C$7])" office:value-type="float" office:value="-0.833333333333333" calcext:value-type="float">
            <text:p>-0.8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0000-00-00T00:00:01.742622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2:47:08.825000000</meta:creation-date>
    <dc:date>2016-02-24T14:52:28.906000000</dc:date>
    <meta:editing-duration>PT4H25M4S</meta:editing-duration>
    <meta:editing-cycles>2</meta:editing-cycles>
    <meta:generator>LibreOffice/4.1.0.4$Windows_x86 LibreOffice_project/89ea49ddacd9aa532507cbf852f2bb22b1ace28</meta:generator>
    <meta:document-statistic meta:table-count="1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minimum="-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inimum="-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87cm" xlink:href=".." xlink:type="simple" chart:class="chart:scatter" chart:style-name="ch1">
        <chart:legend chart:legend-position="end" svg:x="13.148cm" svg:y="4.181cm" style:legend-expansion="high" chart:style-name="ch2"/>
        <chart:plot-area chart:style-name="ch3" table:cell-range-address="Sheet1.A11:Sheet1.A31 Sheet1.E11:Sheet1.E31" svg:x="0.77cm" svg:y="0.851cm" svg:width="11.738cm" svg:height="7.537cm">
          <chartooo:coordinate-region svg:x="1.061cm" svg:y="1.063cm" svg:width="11.207cm" svg:height="7.1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1:Sheet1.E31" chart:class="chart:scatter">
            <chart:domain table:cell-range-address="Sheet1.A11:Sheet1.A31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1:Sheet1.A31</svg:desc>
                </draw:g>
              </table:table-cell>
              <table:table-cell office:value-type="float" office:value="0.833333333333333">
                <text:p>0.833333333333333</text:p>
                <draw:g>
                  <svg:desc>Sheet1.E11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0.7785">
                <text:p>0.7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714666666666667">
                <text:p>0.714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0.642833333333333">
                <text:p>0.642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389333333333333">
                <text:p>0.389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2955">
                <text:p>0.2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198666666666667">
                <text:p>0.198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2044604925031E-016">
                <text:p>2.22044604925031E-016</text:p>
              </table:table-cell>
              <table:table-cell office:value-type="float" office:value="2.22044604925031E-016">
                <text:p>2.22044604925031E-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0.0998333333333329">
                <text:p>-0.0998333333333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-0.198666666666667">
                <text:p>-0.198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">
                <text:p>-0.3</text:p>
              </table:table-cell>
              <table:table-cell office:value-type="float" office:value="-0.2955">
                <text:p>-0.29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4">
                <text:p>-0.4</text:p>
              </table:table-cell>
              <table:table-cell office:value-type="float" office:value="-0.389333333333333">
                <text:p>-0.389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">
                <text:p>-0.5</text:p>
              </table:table-cell>
              <table:table-cell office:value-type="float" office:value="-0.479166666666667">
                <text:p>-0.479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6">
                <text:p>-0.6</text:p>
              </table:table-cell>
              <table:table-cell office:value-type="float" office:value="-0.564">
                <text:p>-0.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7">
                <text:p>-0.7</text:p>
              </table:table-cell>
              <table:table-cell office:value-type="float" office:value="-0.642833333333333">
                <text:p>-0.6428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">
                <text:p>-0.8</text:p>
              </table:table-cell>
              <table:table-cell office:value-type="float" office:value="-0.714666666666667">
                <text:p>-0.714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">
                <text:p>-0.9</text:p>
              </table:table-cell>
              <table:table-cell office:value-type="float" office:value="-0.7785">
                <text:p>-0.7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-0.833333333333333">
                <text:p>-0.8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